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textarea-horizontal-align="justify" draw:textarea-vertical-align="middle" draw:auto-grow-height="false" fo:min-height="2.696cm" fo:min-width="4.446cm" fo:padding-top="0.152cm" fo:padding-bottom="0.152cm" fo:padding-left="0.277cm" fo:padding-right="0.277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8cm" draw:marker-end-width="0.28cm" draw:fill="solid" draw:fill-color="#ffffff" draw:textarea-horizontal-align="justify" draw:textarea-vertical-align="middle" draw:auto-grow-height="false" fo:min-height="0.196cm" fo:min-width="0.046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solid" draw:fill-color="#ffff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46cm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textarea-horizontal-align="justify" draw:textarea-vertical-align="middle" draw:auto-grow-height="false" fo:min-height="2.696cm" fo:min-width="4.446cm" fo:padding-top="0.152cm" fo:padding-bottom="0.152cm" fo:padding-left="0.277cm" fo:padding-right="0.277cm"/>
      <style:paragraph-properties style:writing-mode="lr-tb"/>
    </style:style>
    <style:style style:name="gr9" style:family="graphic" style:parent-style-name="standard" style:list-style-name="L1">
      <style:graphic-properties svg:stroke-width="0.053cm" svg:stroke-color="#000000" draw:marker-start-width="0.28cm" draw:marker-end-width="0.28cm" draw:fill="solid" draw:fill-color="#ffffff" draw:textarea-horizontal-align="justify" draw:textarea-vertical-align="middle" draw:auto-grow-height="false" fo:min-height="2.696cm" fo:min-width="4.446cm" fo:padding-top="0.152cm" fo:padding-bottom="0.152cm" fo:padding-left="0.277cm" fo:padding-right="0.277cm"/>
      <style:paragraph-properties style:writing-mode="lr-tb"/>
    </style:style>
    <style:style style:name="gr10" style:family="graphic" style:parent-style-name="objectwithoutfill">
      <style:graphic-properties draw:stroke="dash" draw:stroke-dash="Dashed_20__28_var_29_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style:font-name="Roboto"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T1" style:family="text">
      <style:text-properties style:font-name="Roboto" fo:font-weight="bold" style:font-weight-asian="bold" style:font-weight-complex="bold"/>
    </style:style>
    <style:style style:name="T2" style:family="text">
      <style:text-properties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5cm" svg:height="3cm" svg:x="4cm" svg:y="3cm">
            <text:p text:style-name="P1"><text:span text:style-name="T1">Component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6cm" svg:height="0.5cm" svg:x="8.2cm" svg:y="3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3cm" svg:height="0.1cm" svg:x="8.1cm" svg:y="3.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3cm" svg:height="0.1cm" svg:x="8.1cm" svg:y="3.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4" draw:layer="layout" svg:x1="5.349cm" svg:y1="6.2cm" svg:x2="5.349cm" svg:y2="6.7cm">
            <text:p/>
          </draw:line>
          <draw:circle draw:style-name="gr5" draw:text-style-name="P5" draw:layer="layout" svg:width="0.5cm" svg:height="0.5cm" svg:x="5.1cm" svg:y="6.7cm" draw:kind="arc" draw:start-angle="0" draw:end-angle="180">
            <text:p/>
          </draw:circle>
        </draw:g>
        <draw:g>
          <draw:custom-shape draw:style-name="gr6" draw:text-style-name="P6" draw:layer="layout" svg:width="0.5cm" svg:height="0.5cm" svg:x="7.1cm" svg:y="6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7.349cm" svg:y1="6.2cm" svg:x2="7.349cm" svg:y2="6.7cm">
            <text:p/>
          </draw:line>
        </draw:g>
        <draw:frame draw:style-name="gr7" draw:text-style-name="P8" draw:layer="layout" svg:width="2.7cm" svg:height="0.996cm" svg:x="7.8cm" svg:y="6.5cm">
          <draw:text-box>
            <text:p text:style-name="P7"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/draw:text-box>
        </draw:frame>
      </draw:page>
      <draw:page draw:name="page2" draw:style-name="dp1" draw:master-page-name="Standard">
        <draw:g>
          <draw:custom-shape draw:style-name="gr8" draw:text-style-name="P2" draw:layer="layout" svg:width="5cm" svg:height="3cm" svg:x="8.65cm" svg:y="8.4cm">
            <text:p text:style-name="P1"><text:span text:style-name="T1">Procedure</text:span><text:span text:style-name="T1"><text:line-break/></text:span><text:span text:style-name="T1">caller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6cm" svg:height="0.5cm" svg:x="12.85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3cm" svg:height="0.1cm" svg:x="12.75cm" svg:y="8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3cm" svg:height="0.1cm" svg:x="12.75cm" svg:y="8.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4" draw:layer="layout" svg:x1="13.65cm" svg:y1="9.851cm" svg:x2="14.15cm" svg:y2="9.851cm">
            <text:p/>
          </draw:line>
          <draw:circle draw:style-name="gr5" draw:text-style-name="P5" draw:layer="layout" svg:width="0.5cm" svg:height="0.5cm" draw:transform="rotate (1.5707963267949) translate (14.15cm 10.1cm)" draw:kind="arc" draw:start-angle="0" draw:end-angle="180">
            <text:p/>
          </draw:circle>
        </draw:g>
        <draw:g>
          <draw:custom-shape draw:style-name="gr6" draw:text-style-name="P6" draw:layer="layout" svg:width="0.5cm" svg:height="0.5cm" draw:transform="rotate (-1.5707963267949) translate (18.3cm 9.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4" draw:layer="layout" svg:x1="18.8cm" svg:y1="9.849cm" svg:x2="18.3cm" svg:y2="9.849cm">
            <text:p/>
          </draw:line>
        </draw:g>
        <draw:g>
          <draw:custom-shape draw:style-name="gr9" draw:text-style-name="P2" draw:layer="layout" svg:width="5cm" svg:height="3cm" svg:x="18.8cm" svg:y="8.4cm">
            <text:p text:style-name="P1"><text:span text:style-name="T1">Procedure</text:span><text:span text:style-name="T1"><text:line-break/></text:span><text:span text:style-name="T1">callee</text:span></text:p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6cm" svg:height="0.5cm" svg:x="23cm" svg:y="8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3cm" svg:height="0.1cm" svg:x="22.9cm" svg:y="8.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3" draw:layer="layout" svg:width="0.3cm" svg:height="0.1cm" svg:x="22.9cm" svg:y="8.9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0" draw:text-style-name="P4" draw:layer="layout" draw:type="line" svg:x1="17.799cm" svg:y1="9.855cm" svg:x2="14.39cm" svg:y2="9.855cm" svg:d="M17799 9855h-3409" svg:viewBox="0 0 3410 1">
            <text:p/>
          </draw:connector>
        </draw:g>
        <draw:frame draw:style-name="gr7" draw:text-style-name="P8" draw:layer="layout" svg:width="3.1cm" svg:height="0.996cm" svg:x="15.6cm" svg:y="8.5cm">
          <draw:text-box>
            <text:p text:style-name="P7"><text:span text:style-name="T2">Procedur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8:14:18.026559585</meta:creation-date>
    <dc:date>2022-08-30T18:53:04.676626041</dc:date>
    <meta:editing-duration>PT17M23S</meta:editing-duration>
    <meta:editing-cycles>3</meta:editing-cycles>
    <meta:generator>LibreOffice/6.4.7.2$Linux_X86_64 LibreOffice_project/40$Build-2</meta:generator>
    <meta:document-statistic meta:object-count="33"/>
  </office:meta>
</office:document-meta>
</file>